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background-color="transparen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Cambria1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7" style:family="paragraph" style:parent-style-name="Text_20_body">
      <style:paragraph-properties fo:margin-left="2.501cm" fo:margin-right="0cm" fo:text-indent="0cm" style:auto-text-indent="false"/>
    </style:style>
    <style:style style:name="P8" style:family="paragraph" style:parent-style-name="Text_20_body">
      <style:paragraph-properties fo:margin-left="2.501cm" fo:margin-right="0cm" fo:text-indent="0cm" style:auto-text-indent="false"/>
      <style:text-properties fo:background-color="transparent"/>
    </style:style>
    <style:style style:name="P9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0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P12" style:family="paragraph" style:parent-style-name="Text_20_body">
      <style:paragraph-properties fo:margin-left="2.501cm" fo:margin-right="0cm" fo:text-indent="0cm" style:auto-text-indent="false"/>
      <style:text-properties style:font-name="Cambria1" fo:font-weight="normal" style:font-weight-asian="normal" style:font-weight-complex="normal"/>
    </style:style>
    <style:style style:name="P13" style:family="paragraph" style:parent-style-name="Text_20_body">
      <style:paragraph-properties fo:margin-left="2.501cm" fo:margin-right="0cm" fo:text-indent="0cm" style:auto-text-indent="false"/>
      <style:text-properties style:use-window-font-color="true" fo:background-color="transparent"/>
    </style:style>
    <style:style style:name="P14" style:family="paragraph" style:parent-style-name="Text_20_body">
      <style:text-properties style:use-window-font-color="true" fo:background-color="transparent"/>
    </style:style>
    <style:style style:name="P15" style:family="paragraph" style:parent-style-name="Standard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fo:background-color="transparent"/>
    </style:style>
    <style:style style:name="P18" style:family="paragraph" style:parent-style-name="Text_20_body" style:list-style-name="L3">
      <style:text-properties fo:background-color="transparent"/>
    </style:style>
    <style:style style:name="P19" style:family="paragraph" style:parent-style-name="Text_20_body" style:list-style-name="L6">
      <style:text-properties fo:background-color="transparent"/>
    </style:style>
    <style:style style:name="P20" style:family="paragraph" style:parent-style-name="Text_20_body" style:list-style-name="L11">
      <style:text-properties fo:background-color="transparent"/>
    </style:style>
    <style:style style:name="P21" style:family="paragraph" style:parent-style-name="Text_20_body" style:list-style-name="L2">
      <style:text-properties style:use-window-font-color="true"/>
    </style:style>
    <style:style style:name="P22" style:family="paragraph" style:parent-style-name="Text_20_body" style:list-style-name="L2">
      <style:text-properties style:use-window-font-color="true" fo:background-color="transparent"/>
    </style:style>
    <style:style style:name="P23" style:family="paragraph" style:parent-style-name="Text_20_body" style:list-style-name="L4">
      <style:text-properties style:use-window-font-color="true" fo:background-color="transparent"/>
    </style:style>
    <style:style style:name="P24" style:family="paragraph" style:parent-style-name="Text_20_body" style:list-style-name="L5">
      <style:text-properties style:use-window-font-color="true" fo:background-color="transparent"/>
    </style:style>
    <style:style style:name="P25" style:family="paragraph" style:parent-style-name="Text_20_body" style:list-style-name="L3">
      <style:text-properties style:use-window-font-color="true" fo:background-color="transparent"/>
    </style:style>
    <style:style style:name="P26" style:family="paragraph" style:parent-style-name="Text_20_body" style:list-style-name="L6">
      <style:text-properties style:use-window-font-color="true" fo:background-color="transparent"/>
    </style:style>
    <style:style style:name="P27" style:family="paragraph" style:parent-style-name="Text_20_body" style:list-style-name="L9">
      <style:text-properties style:use-window-font-color="true" fo:background-color="transparent"/>
    </style:style>
    <style:style style:name="P28" style:family="paragraph" style:parent-style-name="Text_20_body" style:list-style-name="L3">
      <style:text-properties style:use-window-font-color="true"/>
    </style:style>
    <style:style style:name="P29" style:family="paragraph" style:parent-style-name="Text_20_body" style:list-style-name="L3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41" style:family="paragraph" style:parent-style-name="Text_20_body" style:list-style-name="L2">
      <style:paragraph-properties fo:margin-left="2.501cm" fo:margin-right="0cm" fo:text-indent="-0.635cm" style:auto-text-indent="false"/>
      <style:text-properties style:use-window-font-color="true" fo:background-color="transparent"/>
    </style:style>
    <style:style style:name="P42" style:family="paragraph" style:list-style-name="L2">
      <style:paragraph-properties fo:margin-left="2.501cm" fo:margin-right="0cm" fo:text-indent="-0.635cm" style:auto-text-indent="false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44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style:use-window-font-color="true" fo:background-color="transparent"/>
    </style:style>
    <style:style style:name="P45" style:family="paragraph" style:parent-style-name="Text_20_body">
      <style:paragraph-properties fo:margin-left="2.501cm" fo:margin-right="0cm" fo:text-indent="0cm" style:auto-text-indent="false"/>
      <style:text-properties style:use-window-font-color="true" fo:background-color="transparent"/>
    </style:style>
    <style:style style:name="P46" style:family="paragraph" style:parent-style-name="Heading_20_2">
      <style:paragraph-properties fo:break-before="page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/>
    </style:style>
    <style:style style:name="T6" style:family="text">
      <style:text-properties fo:font-variant="normal" fo:text-transform="none" fo:color="#000000" style:font-name="Cambria2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Cambria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ff0000" fo:letter-spacing="normal" fo:font-style="normal"/>
    </style:style>
    <style:style style:name="T12" style:family="text">
      <style:text-properties fo:font-variant="normal" fo:text-transform="none" fo:color="#ff0000" style:font-name="Cambria1" fo:letter-spacing="normal" fo:font-style="normal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background-color="transparent"/>
    </style:style>
    <style:style style:name="T17" style:family="text">
      <style:text-properties fo:background-color="transparent"/>
    </style:style>
    <style:style style:name="T18" style:family="text">
      <style:text-properties style:text-underline-style="none"/>
    </style:style>
    <style:style style:name="T19" style:family="text">
      <style:text-properties style:font-name="Cambria2" fo:font-style="normal"/>
    </style:style>
    <style:style style:name="T20" style:family="text">
      <style:text-properties style:font-name="Consolas"/>
    </style:style>
    <style:style style:name="T21" style:family="text">
      <style:text-properties style:use-window-font-color="true"/>
    </style:style>
    <style:style style:name="T22" style:family="text">
      <style:text-properties fo:background-color="#00fff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 (a ďalšie zväzky)</text:h>
      <text:h text:style-name="Heading_20_2" text:outline-level="2">Úvod</text:h>
      <text:p text:style-name="P1">Liturgia hodín, schválený liturgický text (obdržal <text:span text:style-name="T3">recognitio</text:span> ešte pred uvedením <text:span text:style-name="T3">Liturgiam authenticam</text:span> do platnosti) je potrebné rešpektovať. Všetky nižšie uvedené návrhy na korektúry sú uvedené ako <text:span text:style-name="T3">návrhy</text:span>, ponechávam Vám ich, otče, na posúdenie. Organickou súčasťou tohto dokumentu je aj príloha uvedená v závere.</text:p>
      <text:p text:style-name="P1">Základné princípy korektúr:</text:p>
      <text:list xml:id="list30666075" text:style-name="L1">
        <text:list-item>
          <text:p text:style-name="P15"><text:span text:style-name="T1">Rešpektovanie prekladu NZ a Žalmov podľa Neovulgáty v najnovších oficiálnych zneniach (ako sa vyskytujú vo vydaní Biblie od SSV, napr. 2009): Teda liturgický text je potrebné prispôsobiť zmenám, ktoré boli realizované v texte NZ+Ž. (Ide najmä o gramatické úpravy, čiarky a pod.) Nakoľko je oficiálny preklad Biblie normatívny, domnievam sa, že tieto úpravy LH nepotrebujú </text:span><text:span text:style-name="T2">recognitio</text:span><text:span text:style-name="T1">. Sem patrí aj rešpektovanie prekladu Biblie pri použití v tzv. myšlienkach k žalmom a chválospevom (sú uvedené pod nadpismi väčšiny žalmov a chválospevov žaltára obyčajným [nie tučným] písmom, kurzívou).</text:span></text:p>
        </text:list-item>
        <text:list-item>
          <text:p text:style-name="P15"><text:span text:style-name="T1">Gramatické úpravy, čiarky a pod. – tieto zmeny majú charakter opráv „preklepov“, a preto sa domnievam, že tieto úpravy LH nepotrebujú </text:span><text:span text:style-name="T2">recognitio</text:span><text:span text:style-name="T1">. Sem zaraďujem aj také zmeny, ktoré boli čiastočne realizované v Biblii vydávanej SSV, avšak v LH sa týkajú aj iného ako biblického textu (napr. nahradenie nesprávneho tvaru „tohoto“ správnym „tohto“; samozrejme, netýka sa básnického prekladu hymnov).</text:span></text:p>
        </text:list-item>
        <text:list-item>
          <text:p text:style-name="P15"><text:span text:style-name="T1">Typografické úpravy (vynechanie/vloženie medzery, zmena farby z červenej na čiernu a opačne, odsadenie, zarovnanie, zmena písma alebo jeho rezov – tučné na obyčajné a opačne a pod.) majú neproblematický charakter opráv chýb sadzby, a preto sa domnievam, že tieto úpravy LH nepotrebujú </text:span><text:span text:style-name="T2">recognitio</text:span><text:span text:style-name="T1">.</text:span></text:p>
        </text:list-item>
      </text:list>
      <text:h text:style-name="Heading_20_2" text:outline-level="2">Poznámky a vysvetlivky</text:h>
      <text:p text:style-name="Text_20_body">Niektoré poznámky sa týkajú aj iných zväzkov; tie netreba – pokiaľ ide o zväzok I – brať do úvahy.</text:p>
      <text:p text:style-name="Text_20_body">Keď uvádzam strany breviára, „zv.“ resp. „str.“ znamená vždy zväzok resp. stranu v slovenskej Liturgii hodín, „vol.“ resp. „p.“ vždy znamená zväzok resp. stranu v latinskom typickom vydaní.</text:p>
      <text:p text:style-name="Text_20_body">Ako referenčné používam latinské druhé typické vydanie (vydanie Rím, 2000).</text:p>
      <text:p text:style-name="P1">Ospravedlňujem sa, ak som niekde neuviedol presnú stranu s presnejšou lokalizáciou chyby (riadok, odstavec). Viac som toho pre tentokrát pre krátkosť času nestihol. Ak by niečo bolo nejasné, prosím, kontaktujte ma.</text:p>
      <text:p text:style-name="P1">Zároveň sa ospravedlňujem za všetky chyby, ktoré možno v tomto dokumente sú (verím, že to posúdite a všetko pred zmenou skontrolujete). Ďakujem.</text:p>
      <text:h text:style-name="Heading_20_2" text:outline-level="2"/>
      <text:h text:style-name="P46" text:outline-level="2">Zmena, úprava a oprava textov</text:h>
      <text:h text:style-name="Heading_20_3" text:outline-level="3">Myšlienky k žalmom a chválospevom, citácie z Písma, krátke čítania, responzóriá</text:h>
      <text:list xml:id="list30647307" text:style-name="L2">
        <text:list-item>
          <text:p text:style-name="P16">Žalm 96 (ranné chvály, pondelok 3. týždňa žaltára; zv. I, str. 797): „Spievali <text:span text:style-name="T14">čosi ako</text:span> novú pieseň...“ podľa slovenského liturgického prekladu Zjv 14, 3 (lat. text má „Cantabunt quasi canticum“, vol. I, p. 772; vol. II, p. 1109).</text:p>
        </text:list-item>
        <text:list-item>
          <text:p text:style-name="P16">Chválospev pre ranné chvály, utorok 3. týždňa žaltára (Iz 26): Latinský text má: „Murus civitatis habet fundamenta duodecim“ (Cf. Ap 21, 14). Teda odkazuje na verš 14, nie ako slovenský preklad na verš 12: „<text:span text:style-name="T14">Mesto malo hradby s dvanástimi bránami. (Porov. Zjv 21, 12)</text:span>“. Chyba teda je v tom, že slovenský breviár má citovaný verš 12, kým latinská pôvodina verš 14. Slovenský liturgický preklad Zjv 21, 14: „Hradby mesta mali dvanásť základných kameňov a na nich dvanásť mien dvanástich Baránkových apoštolov.“ Keďže v texte je zmena „mali“ na „majú“, je potrebné vložiť aj „Porov.“. Správne navrhované znenie: „<text:span text:style-name="T14">Hradby mesta majú dvanásť základných kameňov. (Porov. Zjv 21, 14)</text:span>“. Zv. I, str. 814 a 1449.</text:p>
        </text:list-item>
        <text:list-item>
          <text:p text:style-name="P16">Úprava citátu pred Ž 51 (piatok, ranné chvály, všetky týždne žaltára): Podľa latinského typického vydania by slovenský preklad mal znieť nasledovne: „Obnovovať sa duchovne premenou zmýšľania a obliecť si nového človeka.“ Takto text zodpovedá odkazu, Ef 4, 23-24. V opačnom prípade by vo všetkých výskytoch malo byť pridané „Porov.“. Zv. I, str. 637, 748, 860, 969.</text:p>
        </text:list-item>
        <text:list-item>
          <text:p text:style-name="P16"><text:span text:style-name="T17">Posvätné čítanie, 2. čítanie pre 8. január (zv. I, str. 476), má chybu v citáte. 2. odstavec, 2. veta začína v latinskom typickom vydaní presným citátom Mt 3, 16 podľa Neovulgáty: „ecce aperti sunt ei caeli“; v slovenskom je chybne: „</text:span><text:span text:style-name="T16">Otvorilo sa mu v tom nebo</text:span><text:span text:style-name="T17">...“. Mal by byť použitý priamy preklad Mt 3, 16, teda liturgický text (odhliadnuc od toho, že „vtom“ malo byť spolu, nie oddelene): „</text:span><text:span text:style-name="T16">Vtom sa mu otvorilo nebo</text:span><text:span text:style-name="T17">...“</text:span></text:p>
        </text:list-item>
      </text:list>
      <text:p text:style-name="P4">Tamže, 4. odstavec: Vymeniť dvojbodku a záverečné úvodzovky. Uvádzam na samostatných riadkoch (z dôvodu, aby som uviedol len tamojšie úvodzovky); predmetné miesto zvýraznené podčiarknutím.</text:p>
      <text:p text:style-name="P4">Chybne:</text:p>
      <text:p text:style-name="P8">„Toto je môj milovaný <text:span text:style-name="T14">Syn:“ sám</text:span>...</text:p>
      <text:p text:style-name="P4">Správne má byť:</text:p>
      <text:p text:style-name="P8">„Toto je môj milovaný <text:span text:style-name="T14">Syn“: sám</text:span>...</text:p>
      <text:list xml:id="list31206452" text:continue-numbering="true" text:style-name="L2">
        <text:list-item>
          <text:p text:style-name="P16"><text:span text:style-name="T17">Zv. I, str. 1147, výročie posviacky chrámu, druhé vešpery, krátke čítanie: V druhej vete je chyba oproti liturgickému prekladu. Chyba je podčiarknutá: „A počul som </text:span><text:span text:style-name="T16">veľký</text:span><text:span text:style-name="T17"> hlas od trónu...“ Správne má byť: „A počul som </text:span><text:span text:style-name="T16">mohutný</text:span><text:span text:style-name="T17"> hlas od trónu...“</text:span></text:p>
        </text:list-item>
        <text:list-item>
          <text:p text:style-name="P16"><text:span text:style-name="T17">Myšlienka k žalmu 67 (zv. I, str. 726): treba upraviť slovosled podľa liturgického prekladu: „Nech </text:span><text:span text:style-name="T16">vám je</text:span><text:span text:style-name="T17"> známe...“ na „Nech </text:span><text:span text:style-name="T16">je vám</text:span><text:span text:style-name="T17"> známe...“ (Sk 28, 28).</text:span></text:p>
        </text:list-item>
        <text:list-item>
          <text:p text:style-name="P16"><text:span text:style-name="T17">Myšlienka k žalmu 119, 1-8 (Alef), zv. I, str. 599: „Láska k Bohu </text:span><text:span text:style-name="T16">je</text:span><text:span text:style-name="T17"> v tom...“ Podľa liturgického prekladu 1 Jn 5, 3 má byť: „Láska k Bohu </text:span><text:span text:style-name="T16">spočíva</text:span><text:span text:style-name="T17"> v tom...“</text:span></text:p>
        </text:list-item>
        <text:list-item>
          <text:p text:style-name="P17">Myšlienka k žalmu 135, zv. I, str. 869: upraviť podľa liturgického prekladu 1 Pt 2, 9, prípadne doplniť „Porov.“ pred odkaz.</text:p>
        </text:list-item>
        <text:list-item>
          <text:p text:style-name="P16"><text:span text:style-name="T17">Myšlienka k žalmu 76, zv. I, str. 676: upraviť; v liturgickom texte nie je „vtedy“ (iba na zač. verša). Chybne: „</text:span><text:span text:style-name="T16">Vtedy uvidia </text:span><text:span text:style-name="T17"><text:s/>Syna človeka prichádzať na nebeských oblakoch“ Má byť: „</text:span><text:span text:style-name="T16">Uvidia</text:span><text:span text:style-name="T17"> Syna človeka prichádzať na nebeských oblakoch.“</text:span></text:p>
        </text:list-item>
        <text:list-item>
          <text:p text:style-name="P17"><text:soft-page-break/>Myšlienka k žalmu 145, zv. I, str. 776: upraviť podľa liturgického prekladu Zjv 16, 5.</text:p>
        </text:list-item>
        <text:list-item>
          <text:p text:style-name="P17">Myšlienka k žalmu 93, zv. I, str. 779: upraviť podľa liturgického prekladu Zjv 19, 6. 7.</text:p>
        </text:list-item>
        <text:list-item>
          <text:p text:style-name="P16">Krátke čítanie pre štvrtok 1. adventného týždňa, vešpery, a tiež pre vešpery 22. decembra (Jak 5, 7-8. 9b), opravené prvé dve vety v súlade s Bibliou SSV (liturgický preklad NZ). Najprv uvedený pôvotný text, potom opravený, zmeny sú podčiarknuté:</text:p>
        </text:list-item>
      </text:list>
      <text:p text:style-name="P7"><text:span text:style-name="T14">Buďte teda, bratia,</text:span> trpezliví až do Pánovho príchodu. Pozrite: aj roľník čaká na vzácnu úrodu zeme a <text:span text:style-name="T15">trpezlivo čaká</text:span>, kým nedostane včasný i neskorý dážď.</text:p>
      <text:p text:style-name="P3">Opravené nasledovne:</text:p>
      <text:p text:style-name="P7"><text:span text:style-name="T16">Bratia, buďte teda</text:span><text:span text:style-name="T17"> trpezliví až do Pánovho príchodu. Pozrite: aj roľník čaká na vzácnu úrodu zeme a </text:span><text:span text:style-name="T16">čaká trpezlivo</text:span><text:span text:style-name="T17">, kým nedostane včasný i neskorý dážď.</text:span></text:p>
      <text:list xml:id="list31216671" text:continue-numbering="true" text:style-name="L2">
        <text:list-item>
          <text:p text:style-name="P17">Krátke čítanie, spoločná časť duchovných pastierov, ranné chvály, zv. I, str. 1267: Čítanie z Hebr 13, 7-9a nie je v súlade s liturgickým prekladom. Druhá veta má začínať „Dobre si všimnite“, tretia veta má končiť výkričníkom. (V krátkom responzóriu po tomto čítaní, v druhej časti „V.“ vypadlo „strážcov“ – „Ustanovil som strážcov.“)</text:p>
        </text:list-item>
        <text:list-item>
          <text:p text:style-name="P17">Krátke čítanie, spoločná časť duchovných pastierov, prvé vešpery, zv. I, str. 1247 aj 1275: Čítanie z 1 Pt 5, 1-4 je potrebné opraviť podľa liturgického prekladu (interpunkcia) vo vete „Paste Božie stádo“: odstrániť čiarku za „oň“, za slovom „vôle“ nie je bodkočiarka, ale iba čiarka.</text:p>
        </text:list-item>
        <text:list-item>
          <text:p text:style-name="P21"><text:span text:style-name="T17">Myšlienka k žalmu 45 (zv. I, str. 989): treba upraviť podľa liturgického prekladu, ako je to uvedené aj na str. 694: „</text:span><text:span text:style-name="T16">Hľa, ž</text:span><text:span text:style-name="T17">eních prichádza, vyjdite mu v ústrety</text:span><text:span text:style-name="T16">.</text:span><text:span text:style-name="T17">“ na „</text:span><text:span text:style-name="T16">Ž</text:span><text:span text:style-name="T17">eních prichádza, vyjdite mu v ústrety</text:span><text:span text:style-name="T16">!</text:span><text:span text:style-name="T17">“ (teda zmeniť úvod a na konci namiesto bodky použiť výkričník). Rovnaká chyba (má byť výkričník namiesto bodky) je aj v ostatných zväzkoch LH: zv. II, str. 1506 (správne str. 1191); zv. III, str. 1297; zv. IV, str. 1239 (správne str. 815).</text:span></text:p>
        </text:list-item>
        <text:list-item>
          <text:p text:style-name="P22">Modlitba dňa pre utorok v 5. veľkonočnom týždni: pre ranné chvály obsahuje slovné spojenie „pre život večný“ (LH zv. II, str. 809; jednozväzková, str. 799); pre vešpery obsahuje slovné spojenie „pre večný život“ (LH zv. II, str. 812; jednozväzková, str. 801). Navrhujem zjednotiť na „pre večný život“ aj pre ranné chvály.</text:p>
        </text:list-item>
        <text:list-item>
          <text:p text:style-name="P22">Posvätné čítanie zo spoločnej časti pre výročie posviacky chrámu: Zväzky I a II (vo veľkonočnom období) používajú čítanie zo Zjv 21, 9-27, ktoré sa v tej istej podobe nachádza aj v posvätnom čítaní pre štvrtok, 5. veľkonočný týždeň (zv. II, str. 1802-1804). V čítaní je potrebné opraviť:</text:p>
        </text:list-item>
        <text:list-item>
          <text:p text:style-name="P41">zv. I, str. 1134, 1. riadok zhora: „dvanásťtisíc <text:span text:style-name="T14">stadií; jeho</text:span> dĺžka“ na „dvanásťtisíc <text:span text:style-name="T14">stadií. Jeho</text:span> dĺžka“ podľa liturgického prekladu (správne vo zv. II, str. 1803) <text:span text:style-name="T22">skontrolovať zv. II vo vlastnej časti!</text:span></text:p>
        </text:list-item>
        <text:list-item>
          <text:p>Doplniť čiarku v poslednom odstavci čítania (chýba na všetkých 3 miestach) pred „ani“ podľa liturgického prekladu. Chybne: „nepotrebuje ani slnko ani mesiac,“ Správne: „nepotrebuje ani slnko<text:span text:style-name="T14">,</text:span> ani mesiac,“</text:p>
        </text:list-item>
      </text:list>
      <text:p text:style-name="P6">Okrem toho je tu ešte (väčší) problém s nejednotne preloženým responzóriom. Podľa latinskej pôvodiny responzórium má byť rovnaké pre všetky tri výskyty (LH vol. I, p. 1048; vol. II, p. 701 et 1505). Latinské znenie s odkazom uvedeným na všetkých 3 miestach rovnako: „Cf. Ap 21, 21; Tob 13, 17. 18. 11“ znie nasledovne:</text:p>
      <text:p text:style-name="P13">R. Platéa tua, Ierúsalem, sternéntur auro mundo, et cantábitur in te cánticum laetítiae; * Et per omnes vicos tuos ab univérsis dicétur: Allelúia.<text:line-break/>V. Luce spléndida fulgébis, et omnes fines terrae adorábunt te. * Et per omnes.</text:p>
      <text:p text:style-name="P6"><text:soft-page-break/>Slovenský preklad má ináč pre štvrtok, 5. veľkonočný týždeň (zv. II, str. 1804):</text:p>
      <text:p text:style-name="P44">Porov. Zjv 21, 21; Tob 13, <text:span text:style-name="T14">16.</text:span> 17. 18. 11</text:p>
      <text:p text:style-name="P13">R. Tvoje námestia, Jeruzalem, sú <text:span text:style-name="T14">pokryté</text:span> rýdzim zlatom <text:span text:style-name="T14">a bude sa v tebe spievať pieseň radosti.</text:span> * <text:span text:style-name="T14">Na tvojich uliciach budú všetci hovoriť:</text:span><text:span text:style-name="T18"> Aleluja.</text:span><text:line-break/>V. <text:span text:style-name="T14">Jasným svetlom zažiariš</text:span> a všetky končiny zeme <text:span text:style-name="T14">prídu sa ti pokloniť.</text:span> * <text:span text:style-name="T14">Na tvojich.</text:span></text:p>
      <text:p text:style-name="P6">A ináč to majú oba zväzky (zv. I, str. 1134; zv. II, str. 1804):</text:p>
      <text:p text:style-name="P44">Porov. Zjv 21, 21; Tob <text:span text:style-name="T14">13, 21. 22. 13</text:span></text:p>
      <text:p text:style-name="P13">R. Tvoje námestia, Jeruzalem, sú <text:span text:style-name="T14">dláždené</text:span> rýdzim zlatom, <text:span text:style-name="T14">v tebe sa spievajú piesne radostné.</text:span> * <text:span text:style-name="T14">A vo všetkých tvojich štvrtiach všetci spievajú:</text:span> Aleluja.<text:line-break/>V. <text:span text:style-name="T14">Zažiariš jasným svetlom</text:span> a všetky končiny zeme <text:span text:style-name="T14">budú sa koriť pred tebou.</text:span> * <text:span text:style-name="T14">A vo všetkých.</text:span></text:p>
      <text:p text:style-name="P6">Jednak je text preložený odlišne (dvoma rôznymi spôsobmi, teda nekonkordantne), jednak pre výročie posviacky chrámu je referencia na Tob 13 uvedená nesprávne (nie v súlade s latinským typickým vydaním).</text:p>
      <text:p text:style-name="P6">Rozdiely sú podčiarknuté. Zdôrazňujem, že v latinskom typickom vydaní sú všetky tri miesta textovo aj odkazmi na Písmo totožné. Považujem za potrebné zjednotiť v slovenskom preklade.</text:p>
      <text:h text:style-name="Heading_20_3" text:outline-level="3">Opravy v chválospevoch</text:h>
      <text:list xml:id="list30643890" text:style-name="L3">
        <text:list-item>
          <text:p text:style-name="P29">Chválospev „Aleluja. Spása, sláva“ zo Zjv 19, 1-2. 5-7 (používa sa v druhých nedeľných vešperách každého týždňa žaltára), by mal rešpektovať liturgický preklad. Ide o tieto opravy:</text:p>
        </text:list-item>
        <text:list-item>
          <text:p text:style-name="P40">Zmeniť bodku na výkričník na konci 2. strofy (za „malí i veľkí“), verš 5.</text:p>
        </text:list-item>
        <text:list-item>
          <text:p text:style-name="P40">V 3. strofe upraviť verše tak, aby boli samostatnými vetami. Za „náš všemohúci Boh“ odstrániť bodkočiarku, nahradiť bodkou. Začiatok „Radujme sa“ má byť s veľkým začiatočným písmenom „R“.</text:p>
        </text:list-item>
        <text:list-item>
          <text:p text:style-name="P40">Sloveso „jasajme“ (verš 7) nahradiť slovesom „plesajme“, ako má liturgický preklad.</text:p>
        </text:list-item>
      </text:list>
      <text:p text:style-name="P2">Výskyt: zv. I, str. 575, 681, 789, 902, 1127, 1147. Všade má chybu aj referencia, uvedená ako Zjv 19, 1-7. Má byť: „Zjv 19, 1-2. 5-7“ (tak je v latinskej pôvodine a aj na väčšine ostatných miest v slovenských zväzkoch II až IV). Táto chyba v referencii je aj v indexe chválospevov na str. 1504 (posledný chválospev na strane).</text:p>
      <text:p text:style-name="P2">Naviac, na str. 575 sú jedny zátvorky okolo „Aleluja“ čierne – majú byť červenou farbou. Okrem toho, str. 575-576 tieto červené zátvorky má obyčajným rezom písma, na iných miestach sú však tučným písmom.</text:p>
      <text:p text:style-name="P2">zv. II, str. 1061. 1178*. 1301. 1415; </text:p>
      <text:p text:style-name="P2">zv. IV, str. 555* [tu má chybu aj referencia, uvedená ako Zjv 19, 1-7], 637*, 795*, 955*, 1113*, 1695*, 1715*. Hviezdička (*) znamená, že na uvedených miestach bolo opravené veľké začiatočné písmeno „R“ v slove „Radujme sa...“.</text:p>
      <text:list xml:id="list31195532" text:continue-numbering="true" text:style-name="L3">
        <text:list-item>
          <text:p text:style-name="P28">S tým súvisí nasledovná pripomienka. Vo veľkonočnom období pre tento chválospev v nepárne veľkonočné nedele (3., 5. a 7. veľkonočná nedeľa, zv. II, str. 672. 794. 942) je nasledovná antifóna: „Aleluja. Začal kraľovať náš Pán; <text:span text:style-name="T14">jasajme</text:span> a vzdávajme mu slávu. Aleluja.“ Domnievam sa, že tak, ako je v liturgickom preklade, verš 7, slovo „plesajme“, <text:soft-page-break/>má byť aj tu. Totiž latinská pôvodina antifóny (vol. II, p. 578. 678. 797) má presný citát Neuvulgáty, text Ap 19, 7, ktorý v liturgickom preklade (exsultémus) znie: „Radujme sa a <text:span text:style-name="T14">plesajme</text:span>, vzdávajme mu slávu“, teda malo by byť aj v antifóne „plesajme“. Správne má antifóna znieť: „Aleluja. Začal kraľovať náš Pán; <text:span text:style-name="T14">plesajme</text:span> a vzdávajme mu slávu. Aleluja.“</text:p>
        </text:list-item>
        <text:list-item>
          <text:p text:style-name="P29">Chválospev „Nech je zvelebený Boh“ (Tob 13), utorok 1. týždňa žaltára, pranné chvály, je v I. zväzku uvedený skrátený (latinská pôvodina je dlhšia; vol. I, p. 605-606), slovenský zv. I, str. 596-597; všetky ostatné zväzky LH ho majú správne podľa latinskej pôvodiny. Chyba je v 3. strofe zväzku I, ktorá v skutočnosti má mať 2 strofy. Chybná odvolávka (červenou farbou): „Tob 13, 2-5b. 6f-8“, správne má byť: „Tob 13, 2-8“; <text:span text:style-name="T17">chybná odvolávka je aj vo zväzku II, str. 1083,</text:span> pričom text chválospevu je správny (ostatné 2 zväzky [III, IV] slovenského prekladu LH aj jednozväzková LH majú odvolávku aj text správne; tento odkaz je potrebné opraviť aj v indexe chválospevov na str. 1503, kde je to 5. odkaz zhora). Uvádzam chybné znenie zo zväzku I a aj správne znenie (doplnený text podčiarknutý; aby bolo jasné, kde končia strofy, vyznačil som to červenými pomlčkami na konci strof).</text:p>
        </text:list-item>
      </text:list>
      <text:p text:style-name="P3">Chybne:</text:p>
      <text:p text:style-name="P10">Bude vás trestať za vaše zločiny * <text:line-break/><text:tab/>a zas sa nad vami zľutuje. <text:line-break/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p text:style-name="P3">Správne:</text:p>
      <text:p text:style-name="P10">Bude vás trestať za vaše zločiny * <text:line-break/><text:tab/>a zas sa nad vami zľutuje. <text:line-break/><text:span text:style-name="T14">Zhromaždí vás zo všetkých národov, *</text:span><text:line-break/><text:tab/><text:span text:style-name="T14">uprostred ktorých ste boli rozptýlení.</text:span><text:line-break/><text:span text:style-name="T14">Keď sa k nemu obrátite †</text:span><text:line-break/><text:tab/><text:span text:style-name="T14">celým svojím srdcom a celou svojou dušou *</text:span><text:line-break/><text:tab/><text:span text:style-name="T14">a budete pred ním konať pravdu,</text:span><text:line-break/><text:span text:style-name="T14">on sa obráti k vám *</text:span><text:line-break/><text:tab/><text:span text:style-name="T14">a už neskryje pred vami svoju tvár.</text:span> <text:span text:style-name="T5">—</text:span></text:p>
      <text:p text:style-name="P10"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list xml:id="list31211204" text:continue-numbering="true" text:style-name="L3">
        <text:list-item>
          <text:p text:style-name="P29">Pre chválospev „Udrite na bubny“ (Jdt 16) je chybne uvedené číslo verša „2a“ („Jdt 16, 1-2a. 13-15“); latinská pôvodina má: „Jdt 16, 1-2. 13-15“.</text:p>
        </text:list-item>
      </text:list>
      <text:h text:style-name="Heading_20_3" text:outline-level="3">Zakončenia modlitieb</text:h>
      <text:p text:style-name="P14">Zakončenia modlitieb pre ranné chvály, posvätné čítanie a vešpery (dlhšie zakončenia), ktoré sú v ordináriu (zv. I resp. II), neobsahujú časť textu podľa pôvodiny (zmienka o „Deus“, „ty si Boh“). Latinské znenie: „Qui vivis et regnas cum Deo Patre in unitáte Spíritus Sancti, <text:span text:style-name="T14">Deus</text:span>, per ómnia saecula saeculórum.“ Správne (teda aj vrátane „ty si Boh“) je zakončenie uvedené v ordináriu ostatných dvoch zväzkov LH (zv. III, str. 654, aj zv. IV, str. 596).</text:p>
      <text:p text:style-name="P14"><text:soft-page-break/>Zakončenia použité na týchto miestach vo vlastných častiach túto zmienku („ty si Boh“) obsahujú:</text:p>
      <text:list xml:id="list30645844" text:style-name="L4">
        <text:list-item>
          <text:p text:style-name="P23">modlitba pre ranné chvály 24. decembra, zv. I, str. 266;</text:p>
        </text:list-item>
        <text:list-item>
          <text:p text:style-name="P23">modlitba dňa pre slávnosť Najsvätejšieho Kristovho tela a krvi, zv. III, str. 618 a 624;</text:p>
        </text:list-item>
        <text:list-item>
          <text:p text:style-name="P23">modlitba pre ranné chvály, utorok, 2. týždeň žaltára, zv. III, str. 891; zv. IV, str. 833;</text:p>
        </text:list-item>
        <text:list-item>
          <text:p text:style-name="P23">modlitba pre vešpery, pondelok, 4. týždeň žaltára, zv. III, str. 1196; zv. IV, str. 1138.</text:p>
        </text:list-item>
      </text:list>
      <text:p text:style-name="P14">Preto je potrebné opraviť nasledovné miesta:</text:p>
      <text:list xml:id="list30653873" text:style-name="L5">
        <text:list-item>
          <text:p text:style-name="P24">Zv. I, str. 542 (ordinárium): 2. riadok zdola.</text:p>
        </text:list-item>
        <text:list-item>
          <text:p text:style-name="P24">Zv. I: modlitba na str. 57 a 60.</text:p>
        </text:list-item>
        <text:list-item>
          <text:p text:style-name="P24">Zv. II, str. 1024 (ordinárium): 2. riadok zdola.</text:p>
        </text:list-item>
      </text:list>
      <text:p text:style-name="P14">Chybne uvedené: „Lebo ty žiješ a kraľuješ s Bohom Otcom...“</text:p>
      <text:p text:style-name="P14">Správne má byť: „Lebo <text:span text:style-name="T14">ty si Boh a</text:span> žiješ a kraľuješ s Bohom Otcom...“ (doplnené slová podčiarknuté).</text:p>
      <text:h text:style-name="Heading_20_3" text:outline-level="3">Opravy odkazov, referencií, číslovania veršov</text:h>
      <text:list xml:id="list31184879" text:continue-list="list31211204" text:style-name="L3">
        <text:list-item>
          <text:p text:style-name="P29"><text:span text:style-name="T17">Prvé čítanie na sviatok sv. Štefana, 26. decembra (zv. I, str. 1082) má chybne uvedené jedno číslo verša. Uvádzam pôvodný odkaz: „6, 8 – 7, 2a. 44-</text:span><text:span text:style-name="T16">46</text:span><text:span text:style-name="T17">; 8, 1a“, chyba je podčiarknutá, správne má byť „60“, teda: „6, 8 – 7, 2a. 44-</text:span><text:span text:style-name="T16">60</text:span><text:span text:style-name="T17">; 8, 1a“. Naviac, ako je uvedené aj nižšie, odkaz nemá byť tučným písmom (ale iba obyčajným červeným písmom).</text:span></text:p>
        </text:list-item>
        <text:list-item>
          <text:p text:style-name="P29"><text:span text:style-name="T17">Posvätné čítanie, 2. čítanie pre 8. január (zv. I, str. 476), má dvojitú chybu v odkaze. Namiesto čiarky v číslach uvedenej Reči má byť bodka (latinský zv. I, p. 503 to má tak); ďalej chýba medzera pred číslovkou „862“. Chybne: „Nn. 2</text:span><text:span text:style-name="T16">,</text:span><text:span text:style-name="T17"> 6-8. 10: PG 10, 854. 858-</text:span><text:span text:style-name="T16">859.862</text:span><text:span text:style-name="T17">“ Správne: „Nn. 2</text:span><text:span text:style-name="T16">.</text:span><text:span text:style-name="T17"> 6-8. 10: PG 10, 854. 858-859.</text:span><text:span text:style-name="T16"> </text:span><text:span text:style-name="T17">862“ (chyby aj opravy sú podčiarknuté, hoci to príliš nie je vidno).</text:span></text:p>
        </text:list-item>
        <text:list-item>
          <text:p text:style-name="P18">Skratka pre „Sources Chrétiennes“ je vo zväzkoch II., III. a IV. uvedená „SCh“, nie „SC“, ako uvádza zv. I. Treba opraviť na „SCh“ nasledovných miestach (uvádzam strany, nakoľko vždy – okrem posledného výskytu v zozname skratiek – ide o referenciu pri druhom čítaní posvätného čítania): zv. I, str. 47, 115, 142, 159, 218, 1135, 1515.</text:p>
        </text:list-item>
        <text:list-item>
          <text:p text:style-name="P18">Zv. I, str. 1147, výročie posviacky chrámu, druhé vešpery, krátke čítanie: Odkaz uvádza aj verš 1a, avšak ten v citovanej pasáži nie je. Správna odvolávka má byť: „Zjv 21, 2-3. 22. 27“ („1a“ sa síce nachádza v latinskom znení, ale tam má svoje opodstatnenie; vol. I, p. 1059 – Neovulgáta totiž sloveso „Videl som“ („Et vidi“) má iba na začiatku verša 1, vo verši 2 sa už neopakuje; slovenskí prekladatelia ho však vložili aj na začiatok 2. verša, a teda odkaz nemusí verš „1a“ obsahovať, nakoľko to čitateľa mätie.).</text:p>
        </text:list-item>
        <text:list-item>
          <text:p text:style-name="P18">Zv. I, str. 1501 (index žalmov): Pre ťalm 122 je prvá odvolávka (na stranu 757) uvedená chybne: Na str. 757 tento žalm nie je. Má tam byť uvedené číslo strany 884.</text:p>
        </text:list-item>
        <text:list-item>
          <text:p text:style-name="P25">Druhé nedeľné vešpery, žaltár, žalm 110: V myšlienke k žalmu má byť „Porov.“, nakoľko ide o parafrázu, nie priamu citáciu 1 Kor 15, 25. Takto to je správne v zv. II pre 1., 3. a 4. týždeň žaltára; chýba to pre 2. nedeľu žaltára (zv. II, str. 1174). Zväzky I, III a IV majú chybu pre všetky týždne žaltára: Zv. I, str. 573, 678, 787, 899. Zväzok III: str. 693, 851, 1011, 1169. Zväzok IV: str. 635, 793, 953, 1111.</text:p>
        </text:list-item>
        <text:list-item>
          <text:p text:style-name="P25"><text:soft-page-break/>Žalm 114: chybne naviac čiarka za „ako barance“ (3. sloha, verš „Vrchy, prečo poskakujete ako barance / a vy, pahorky, ako jahňatá?“) <text:s/>pre veľkonočnú nedeľu, LH zv. II, str. 505. V liturgickom preklade čiarka nie je; skontroloval som aj ostatné miesta vo všetkých 4 zväzkoch LH (čiarku tam nemajú). Odstrániť čiarku.</text:p>
        </text:list-item>
      </text:list>
      <text:h text:style-name="Heading_20_3" text:outline-level="3">Antifóny k chválospevom vešpier 2. a 4. týždňa žaltára</text:h>
      <text:p text:style-name="P3">Až na jedinú výnimku sú v latinskom typickom znení antifóny k chválospevom vešpier 2. a 4. týždňa žaltára rovnaké. Keďže zväzok I LH sa prekladal ako prvý, pričom neobsahuje tieto antifóny pre 4. týždeň,<text:note text:id="ftn1" text:note-class="footnote"><text:note-citation>1</text:note-citation><text:note-body><text:p text:style-name="Footnote">Adventné obdobie II má samostatné antifóny pre konkrétny deň; vianočné obdobie netrvá tak dlho, aby sa použil 4. týždeň žaltára.</text:p></text:note-body></text:note> pri preklade ďalších zväzkov sa len doprekladali tieto chýbajúce antifóny pre 4. týždeň žaltára. Tieto preklady pre 4. týždeň žaltára sú lepšie, presnejšie a vernejšie latinskému typickému vydaniu. Prekladatelia si ale nevšimli, že v latinskom typickom vydaní sú zhodné s antifónami pre 2. týždeň žaltára (ktoré ponechali bez opráv). Preto v slovenskej LH (zväzky II, III a IV) sa tieto antifóny líšia. Navrhujem ich zjednotiť (oboje sú schválené; len sa použije práve jedna z dvojice, a to tá, ktorá presnejšie zodpovedá latinskej pôvodine). Pre zv. I to znamená opravy na str. 696-697, 711-712, 727-728.</text:p>
      <text:p text:style-name="P3">Správne znenie i argumentáciu v prospech tejto opravy uvádzam v samostatnej prílohe.</text:p>
      <text:h text:style-name="Heading_20_3" text:outline-level="3">Ostatné opravy</text:h>
      <text:list xml:id="list30637584" text:style-name="L6">
        <text:list-item>
          <text:p text:style-name="P30">Posvätné čítanie, 2. čítanie pre 27. decembra (zv. I, str. 1096), nadpis: „Z Traktátov svätého biskupa Augustína <text:span text:style-name="T14">o Jánovom liste</text:span>“: Drobnosť: Na konci nemá byť bodka. Hlavná pripomienka: Hoci sa tu rešpektuje latinská pôvodina („Ex Tractatibus sancti Augustini episcopi in Epistolam Ioannis“, vol. I, p. 1014), pravdepodobne aj ona obsahuje chybu (treba pozrieť PL 35, 1978. 1980). Vychádzajúc z toho, že toto isté čítanie (z PL 35, len o niekoľko stĺpcov ďalej, PL 35, 2008-2009), ktoré je použité v cezročnom období, piatok 6. týždňa, má v latinskom i slovenskom použité „Ex Tractatibus sancti Augustini episcopi in Epistolam primam Ioannis“ (zv. III, p. 184) resp. „Z Traktátov svätého biskupa Augustína <text:span text:style-name="T14">o Prvom Jánovom liste</text:span>“, domnievam sa, že aj pre predmetné čítanie 27. decembra má nadpis obsahovať uvedené, že ide o Augustínove traktáty „<text:span text:style-name="T14">o Prvom Jánovom liste</text:span>“. Pre zaujímavosť, aj český preklad Liturgie hodín na oboch miestach uvádza, že ide o traktát <text:span text:style-name="T13">k Prvému</text:span> Jánovmu listu.</text:p>
        </text:list-item>
        <text:list-item>
          <text:p text:style-name="P30">Ordinárium, záverečná modlitba pre posvätné čítanie (zv. I, str. 542), uvádza dlhšie zakončenie modlitieb. V časti „Ak sa obracia na Syna“ vypadlo „si Boh a“. Má byť (doplnené podčiarknuté): „Lebo ty <text:span text:style-name="T14">si Boh a</text:span> žiješ a kraľuješ s Bohom Otcom...“ (zv. I, str. 542)</text:p>
        </text:list-item>
        <text:list-item>
          <text:p text:style-name="P19">Odkaz na zdroj druhého čítania pre výročie posviacky chrámu, zv. I, str. 1135, je vo všetkých 4 zväzkoch latinského vydania nasledovný: PG 12, 871-872. Slovenský preklad má vo všetkých 4 zväzkoch: SCh 71, 244-246 (samozrejme, na str. 1135 treba zmeniť „SC“ na „SCh“). Prečo je to tak, neviem...</text:p>
        </text:list-item>
        <text:list-item>
          <text:p text:style-name="P26">Ako je to s poslednou slohou hymnu na kompletórium vo veľkonočnom období? V latinskom typickom vydaní, vol. II, p. 445. 770, má hymnus 5 slôh, pričom 5. strofa je totožná so záverečnou strofou pre ostatné modlitby (napr. vešpery); správne je v slovenskej LH preložená nasledovne:</text:p>
        </text:list-item>
      </text:list>
      <text:p text:style-name="P13">Tebe buď sláva, Ježišu,<text:line-break/>ktorý si slávne z mŕtvych vstal;<text:line-break/><text:soft-page-break/>Otcovi, Duchu Svätému<text:line-break/>nech večne zuní pieseň chvál. Amen.</text:p>
      <text:p text:style-name="P6">Tak je to uvedené v slovenskom preklade LH, zv. II, str. 511-512 a str. 909 (teda v propriách veľkonočného obdobia I a II).</text:p>
      <text:p text:style-name="P6">Latinská pôvodina má hymny pre kompletórium uvedené ešte v ordináriu (p. 874-876); tam je hymnus kompletória pre veľkonočné obdobie zakľúčený rovnako ako na p. 445 et 770.</text:p>
      <text:p text:style-name="P6">V slovenskom preklade LH sú však hymny v kompletóriovej časti na konci žaltára (zv. II, str. 1511); tam je uvedené iné zakončenie (také uvádza aj jednozväzková LH):</text:p>
      <text:p text:style-name="P13">Ježišu, víťaz nad smrťou,<text:line-break/>ty verným žiariš v ústrety;<text:line-break/>sláva ti s Otcom naveky<text:line-break/>v jednote s Duchom Presvätým. Amen.</text:p>
      <text:p text:style-name="P6">Odkiaľ pochádza táto posledná časť? Prekladom čoho je?! Domnievam sa, že by to tam bolo potrebné opraviť a použiť 5. strofu „Tebe buď sláva, Ježišu“, ako je vo vlastnej časti veľkonočného obdobia I a II.</text:p>
      <text:h text:style-name="Heading_20_2" text:outline-level="2">Zalomenie textov</text:h>
      <text:h text:style-name="Heading_20_3" text:outline-level="3">Zalomenie poetických textov do strof a veršov</text:h>
      <text:list xml:id="list30662155" text:style-name="L7">
        <text:list-item>
          <text:p text:style-name="P31">Žalm 144, verše 7-8: V latinskej pôvodine (vol. II, p. 1221. 1250) sú tieto 2 verše zalomené rovnako na oboch miestach (žaltár, utorok 4. týždňa, ranné chvály, štvrtok 4. týždňa, vešpery). V slovenskom je chybne zalomený Žalm 144, 1-10 (utorok 4. týždňa, ranné chvály) takto [odsadenie je úmyselne prehnané, aby vynikli odlišnosti]:</text:p>
        </text:list-item>
      </text:list>
      <text:p text:style-name="P9">Vystri ruku z výsosti; †<text:line-break/><text:tab/>vytrhni ma a vysloboď z prívalov, *<text:line-break/><text:tab/>z rúk cudzincov; <text:line-break/>ich ústa luhajú * <text:line-break/><text:tab/>a ich pravica je krivoprísažná.</text:p>
      <text:p text:style-name="P5">Správne má byť (tak je to pre Žalm 144, I):</text:p>
      <text:p text:style-name="P7">Vystri ruku z výsosti; * <text:line-break/><text:tab/>vytrhni ma a vysloboď z prívalov, <text:line-break/>z rúk cudzincov; † <text:line-break/><text:tab/>ich ústa luhajú * <text:line-break/><text:tab/>a ich pravica je krivoprísažná.</text:p>
      <text:list xml:id="list31192699" text:continue-numbering="true" text:style-name="L7">
        <text:list-item>
          <text:p text:style-name="P31">Žalm 119, 105-112 (Nún), zv. I, str. 660, v prvých vešperách 2. nedele žaltára: Posledné 2 riadky sú zalomené chybne. Vyznačil som umiestnenie slova „tvoje“ podčiarknutím.</text:p>
        </text:list-item>
      </text:list>
      <text:p text:style-name="P12"><text:span text:style-name="T9">Prisahal som a trvám na tom, * <text:line-break/><text:tab/>že budem zachovávať </text:span><text:span text:style-name="T10">tvoje</text:span><text:span text:style-name="T9"> <text:line-break/><text:tab/><text:tab/>spravodlivé výroky. </text:span><text:span text:style-name="T11">—</text:span></text:p>
      <text:p text:style-name="P3">Správne má byť (tak je to napr. vo zv. III, str. 829):</text:p>
      <text:p text:style-name="P7"><text:span text:style-name="T7">Prisahal som a trvám na tom, * <text:line-break/><text:tab/>že budem zachovávať <text:line-break/><text:tab/><text:tab/></text:span><text:span text:style-name="T8">tvoje</text:span><text:span text:style-name="T7"> spravodlivé výroky. </text:span><text:span text:style-name="T12">—</text:span></text:p>
      <text:p text:style-name="P2"><text:soft-page-break/>Naviac, v druhom výskyte tohto žalmu v žaltári (modlitba cez deň, streda 3. týždňa žaltára, zv. I, str. 832) treba opraviť podnadpis „Nun“ na „Nún“ s dlhým „ú“, ako je to v liturgickom preklade a v prvých vešperách 2. nedele žaltára. Mimochodom, v tomto druhom výskyte je vyššie uvedený verš zalomený na jediný riadok („že budem zachovávať tvoje spravodlivé výroky.“).</text:p>
      <text:h text:style-name="Heading_20_3" text:outline-level="3">Zarovnanie textu, odsadenie</text:h>
      <text:list xml:id="list30647698" text:style-name="L8">
        <text:list-item>
          <text:p text:style-name="P32">Zv. I, str. 299, posledný riadok druhej strofy chválospevu („odpustenie hriechov.“) má byť zarovnaný tak, ako o 3 riadky vyššie („a preniesol...“), teda je treba posunúť ho o jedno odsadenie doľava.</text:p>
        </text:list-item>
        <text:list-item>
          <text:p text:style-name="P32">Zv. I, str. 301: Chybne zarovnaný úvod k prosbám (2. a 3. riadok majú byť odsadené).</text:p>
        </text:list-item>
        <text:list-item>
          <text:p text:style-name="P32">Zv. I, str. 392: Chybne zarovnaný úvod k prosbám (2., 3. a 4. riadok majú byť odsadené).</text:p>
        </text:list-item>
        <text:list-item>
          <text:p text:style-name="P32">Zv. I, str. 656, žalm 117, myšlienka k žalmu: Odkaz v zátvorke, nakoľko je na riadku len sám tento odkaz, má byť zarovnaný na pravý okraj strany (porov. napr. str. 629 alebo 641). Naviac, v tomto odkaze treba doplniť medzeru za bodku, ktorá oddeľuje čísla veršov 8 a 9. Chybne: „Rim 15, 8.9“. Správne: „Rim 15, 8.  9“ (zvýraznené úmyselne väčšou medzerou).</text:p>
        </text:list-item>
        <text:list-item>
          <text:p text:style-name="P32">Zv. I, str. 618, posledný riadok chválospevu má byť zarovnaný tak, ako o 2 riadky vyššie („a aby...“), teda je treba posunúť ho o jedno odsadenie doľava.</text:p>
        </text:list-item>
        <text:list-item>
          <text:p text:style-name="P32">Zv. I, str. 774, 3. a 4. riadok chválospevu odspodu strany majú byť zarovnané o jedno odsadenie doľava. Správne napr. na str. 663 (Flp 2 sa používa pre každé nedeľné prvé vešpery).</text:p>
        </text:list-item>
        <text:list-item>
          <text:p text:style-name="P32">Zv. I, str. 806, 2. riadok chválospevu zhora má byť zarovnaný tak, ako posledný riadok, teda o 2 riadky nižšie („čo je na nebi...“), teda je treba posunúť ho o jedno odsadenie doľava.</text:p>
        </text:list-item>
      </text:list>
      <text:h text:style-name="Heading_20_2" text:outline-level="2">Gramatické opravy slov</text:h>
      <text:h text:style-name="Heading_20_3" text:outline-level="3">Oprava: „tohoto“ na „tohto“</text:h>
      <text:list xml:id="list30636168" text:style-name="L9">
        <text:list-item>
          <text:p text:style-name="P33">Posvätné čítanie, 2. čítanie na 1. adventnú nedeľu, posledná veta</text:p>
        </text:list-item>
        <text:list-item>
          <text:p text:style-name="P33">Posvätné čítanie, 2. čítanie na utorok 2. adventného týždňa, posledná veta</text:p>
        </text:list-item>
        <text:list-item>
          <text:p text:style-name="P33">Posvätné čítanie, 2. čítanie na stredu 2. adventného týždňa, 3. odstavec od konca čítania, posledná veta</text:p>
        </text:list-item>
        <text:list-item>
          <text:p text:style-name="P33">Posvätné čítanie, 1. čítanie pre 30. decembra, z Listu Kolosanom, predposledný odstavec</text:p>
        </text:list-item>
        <text:list-item>
          <text:p text:style-name="P33">Posvätné čítanie, 2. čítanie pre 24. decembra, 3. odstavec (je to jedna veta)</text:p>
        </text:list-item>
        <text:list-item>
          <text:p text:style-name="P33">Posvätné čítanie, 2. čítanie pre 7. decembra (sv. Ambróza), 2x: prvá veta, potom v 3. odstavci 2. veta</text:p>
        </text:list-item>
        <text:list-item>
          <text:p text:style-name="P33">Posvätné čítanie, 1. čítanie pre 8. decembra, 2x: prvá veta, potom v krátkom responzóriu 1. veta („Skrze jedného človeka vstúpil do <text:span text:style-name="T14">tohto</text:span> sveta...“)</text:p>
        </text:list-item>
        <text:list-item>
          <text:p text:style-name="P33">Posvätné čítanie, 2. čítanie pre 4. januára, prvá veta v druhom odstavci</text:p>
        </text:list-item>
        <text:list-item>
          <text:p text:style-name="P33">Posvätné čítanie, 2. čítanie pre 2. januára (sv. Bazila a sv. Gregora), prvá veta v predposlednom odstavci</text:p>
        </text:list-item>
        <text:list-item>
          <text:p text:style-name="P33"><text:soft-page-break/>Posvätné čítanie, 2. čítanie pre 13. januára (sv. Hilára), 2x: prvá veta v 3. odstavci a 1. veta v 6. odstavci</text:p>
        </text:list-item>
        <text:list-item>
          <text:p text:style-name="P33">Posvätné čítanie, 2. čítanie pre sviatok svätej rodiny (Príhovor Pavla VI.), posledná veta v 6. odstavci: „A predsa neodídeme bez toho, že by sme z <text:span text:style-name="T14">tohoto</text:span> nazaretského domova...“</text:p>
        </text:list-item>
        <text:list-item>
          <text:p text:style-name="P33">Prosby, 5. (teda posledná) prosba v štvrtok 1. adventného týždňa, vešpery („Pamätaj na tých, čo odišli z <text:span text:style-name="T14">tohoto</text:span> sveta v tvojom pokoji,“)</text:p>
        </text:list-item>
        <text:list-item>
          <text:p text:style-name="P33">Posvätné čítanie, 2. antifóna, spoločná časť pre jedného mučeníka („Utrpenia <text:span text:style-name="T14">tohoto</text:span> času...“)</text:p>
        </text:list-item>
        <text:list-item>
          <text:p text:style-name="P33">Posvätné čítanie, 1. čítanie, spoločná časť pre panny, prvá veta 1. odstavca („tvárnosť <text:span text:style-name="T14">tohoto</text:span> sveta sa pomíňa“).</text:p>
        </text:list-item>
        <text:list-item>
          <text:p text:style-name="P33">Posvätné čítanie, 1. čítanie, spoločná časť svätých mužov (Múd 5, 1-15), 8. riadok čítania („<text:span text:style-name="T14">Tohoto</text:span> sme mali kedysi na posmech“). To isté čítanie aj pre spoločnú časť svätých žien.</text:p>
        </text:list-item>
        <text:list-item>
          <text:p text:style-name="P33">Posvätné čítanie, 2. čítanie, spoločná časť pre rehoľníkov, posledná veta 1. odstavca („zanechať veci <text:span text:style-name="T14">tohoto</text:span> sveta“); taktiež 2. veta 4. odstavca („Ten užíva veci <text:span text:style-name="T14">tohoto</text:span> sveta....“) a napokon krátke responzórium po tomto čítaní, za hviezdičkou („Lebo tvárnosť <text:span text:style-name="T14">tohoto</text:span> sveta sa pomíňa.“).</text:p>
        </text:list-item>
        <text:list-item>
          <text:p text:style-name="P33">Posvätné čítanie, 2. čítanie, spoločná časť pre tých, čo konali skutky milosrdenstva, posledný odstavec = posledná veta celého čítania („Aj bez <text:span text:style-name="T14">tohoto</text:span> ťa môžem odmeniť...“).</text:p>
        </text:list-item>
        <text:list-item>
          <text:p text:style-name="P33">Posvätné čítanie, 2. čítanie, spoločná časť pre vychovávateľov (Ján Zlatoústy, hom. 59), predposledný odstavec, 3. veta („My <text:span text:style-name="T14">tohoto</text:span> tyrana...“).</text:p>
        </text:list-item>
        <text:list-item>
          <text:p text:style-name="P33">Krátke čítanie, modlitba popoludní, spoločná časť pre výročie posviacky chrámu: „Budúca sláva <text:span text:style-name="T14">tohoto</text:span> domu bude väčšia ako sláva toho prvého;. ...“</text:p>
        </text:list-item>
        <text:list-item>
          <text:p text:style-name="P33">Prosby na ranné chvály, nedeľa, 1. týždeň žaltára, prvá prosba: „Pán vesmíru, z plnosti tvojej dobroty vďačne prijímame prvotiny <text:span text:style-name="T14">tohoto</text:span> dňa,“</text:p>
        </text:list-item>
        <text:list-item>
          <text:p text:style-name="P33">Prosby na ranné chvály, streda, 1. týždeň žaltára, prvá prosba: „Daj, nech s čistým srdcom zasvätíme začiatok <text:span text:style-name="T14">tohoto</text:span> dňa na počesť tvojho vzkriesenia“</text:p>
        </text:list-item>
        <text:list-item>
          <text:p text:style-name="P33">Prosby na ranné chvály, štvrtok, 1. týždeň žaltára, úvod k prosbám: „Vzdávajme vďaky Kristovi, že nám dal svetlo <text:span text:style-name="T14">tohoto</text:span> nového dňa...“</text:p>
        </text:list-item>
        <text:list-item>
          <text:p text:style-name="P33">Prosby na vešpery, piatok, 1. týždeň žaltára, predposledná (teda 4.) prosba: „aby sme ti zostali verní a odišli z <text:span text:style-name="T14">tohoto</text:span> sveta v tvojom pokoji.“</text:p>
        </text:list-item>
        <text:list-item>
          <text:p text:style-name="P33">Prosby na vešpery, sobota, 1. týždeň žaltára, druhá prosba: „Chceme ťa velebiť každú hodinu <text:span text:style-name="T14">tohoto</text:span> dňa“</text:p>
        </text:list-item>
        <text:list-item>
          <text:p text:style-name="P33">Prosby na vešpery, pondelok, 2. týždeň žaltára, posledná prosba: „Odporúčame ti zosnulých biskupov, kňazov a diakonov, ktorých si povolal z <text:span text:style-name="T14">tohoto</text:span> sveta k sebe;“</text:p>
        </text:list-item>
        <text:list-item>
          <text:p text:style-name="P33">Prosby na ranné chvály, utorok, 2. týždeň žaltára, druhá prosba: „ako prvotiny <text:span text:style-name="T14">tohoto</text:span> dňa.“</text:p>
        </text:list-item>
        <text:list-item>
          <text:p text:style-name="P33">Prosby na ranné chvály, streda, 2. týždeň žaltára, druhá prosba: „Obetujeme ti všetku námahu a utrpenie <text:span text:style-name="T14">tohoto</text:span> dňa“</text:p>
        </text:list-item>
        <text:list-item>
          <text:p text:style-name="P33">Krátke čítanie na vešpery, piatok, 2. týždeň žaltára, 2. veta: „Nik z kniežat <text:span text:style-name="T15">tohoto</text:span> veku ju nepoznal.“</text:p>
        </text:list-item>
        <text:list-item>
          <text:p text:style-name="P33"><text:soft-page-break/>Prosby na ranné chvály, utorok, 3. týždeň žaltára, prvá prosba: „Náš Kráľ a Vykupiteľ, počuj svoju Cirkev, ako ťa na začiatku <text:span text:style-name="T14">tohoto</text:span> dňa chváli“</text:p>
        </text:list-item>
        <text:list-item>
          <text:p text:style-name="P33">Prosby na ranné chvály, streda, 3. týždeň žaltára, posledná prosba: „aby ťa v sile <text:span text:style-name="T14">tohoto</text:span> pokrmu radostne nasledovala.“</text:p>
        </text:list-item>
        <text:list-item>
          <text:p text:style-name="P33">Krátke čítanie na vešpery, streda, 3. týždeň žaltára, 1. veta: „Bohu, ktorý mocou, čo v nás pôsobí, je schopný okrem <text:span text:style-name="T14">tohoto</text:span> všetkého urobiť oveľa viac....“</text:p>
        </text:list-item>
        <text:list-item>
          <text:p text:style-name="P33">Prosby na ranné chvály, štvrtok, 3. týždeň žaltára, druhá prosba: „Na začiatku <text:span text:style-name="T14">tohoto</text:span> dňa vlej do našich sŕdc ochotu verne ti slúžiť,“</text:p>
        </text:list-item>
        <text:list-item>
          <text:p text:style-name="P33">Krátke čítanie na vešpery, streda, 3. týždeň žaltára, 1. veta: „Bohu, ktorý mocou, čo v nás pôsobí, je schopný okrem <text:span text:style-name="T14">tohoto</text:span> všetkého urobiť oveľa viac....“</text:p>
        </text:list-item>
        <text:list-item>
          <text:p text:style-name="P33">Krátke čítanie na ranné chvály, štvrtok, 4. týždeň žaltára, 1. veta: „Utrpenia <text:span text:style-name="T14">tohoto</text:span> času nie sú hodny....“</text:p>
        </text:list-item>
        <text:list-item>
          <text:p text:style-name="P33">Prosby na ranné chvály, sobota, 4. týždeň žaltára, prvá prosba: „Bože, Otec všetkých ľudí, ty si nám dal dožiť sa začiatku <text:span text:style-name="T14">tohoto</text:span> dňa;“</text:p>
        </text:list-item>
        <text:list-item>
          <text:p text:style-name="P27">Prosby na vešpery, streda, 3. adventný týždeň (zv. I, str. 164), posledná prosba: „Pamätaj na tých, čo odišli z <text:span text:style-name="T14">tohoto</text:span> sveta v tvojom pokoji,“</text:p>
        </text:list-item>
        <text:list-item>
          <text:p text:style-name="P27">Krátke čítanie, modlitba napoludnie, 1., 2. a 3. adventný týždeň; v 4. adventnom týždni je to pre 22. decembra (zv. I, strany 50, 110, 170, 248): „Budúca sláva <text:span text:style-name="T14">tohoto</text:span> domu bude väčšia ako sláva toho prvého;. ...“</text:p>
        </text:list-item>
      </text:list>
      <text:h text:style-name="Heading_20_3" text:outline-level="3">Oprava: „obeť“ na „obeta“</text:h>
      <text:list xml:id="list30647102" text:style-name="L10">
        <text:list-item>
          <text:p text:style-name="P34">Žalm 106, verš 28 (zv. II, str. 1269): latinský text má: „sacrificia mortuorum“, ide teda o obety mŕtvym. Slovenský text má chybne: „jedli z <text:span text:style-name="T14">obetí</text:span> mŕtvym bôžikom“, správne má byť: „jedli z <text:span text:style-name="T14">obiet</text:span> mŕtvym bôžikom“.</text:p>
        </text:list-item>
      </text:list>
      <text:h text:style-name="Heading_20_3" text:outline-level="3">Ostatné</text:h>
      <text:list xml:id="list30644189" text:style-name="L11">
        <text:list-item>
          <text:p text:style-name="P20">Posvätné čítanie, 2. čítanie pre 8. január (zv. I, str. 476), 2. odstavec, 2. riadok odspodu: zmena textu (uvedené vyššie); prípadne ak sa text meniť nebude podľa liturgického prekladu, aspoň napísať „v tom“ spolu, t. j. „vtom“.</text:p>
        </text:list-item>
        <text:list-item>
          <text:p text:style-name="P35"><text:span text:style-name="T17">Nadpis pre spoločnú časť jednoho mučeníka znie: „Na </text:span><text:span text:style-name="T16">sviatok</text:span><text:span text:style-name="T17"> jedného mučeníka“; avšak v súlade s ostatnými zväzkami LH a ostatnými nadpismi má znieť: „Na </text:span><text:span text:style-name="T16">sviatky</text:span><text:span text:style-name="T17"> jedného mučeníka“, zv. I, str. 1217. Treba opraviť aj všetky záhlavia párnych strán počnúc str. 1218 až po str. 1242 vrátane.</text:span></text:p>
        </text:list-item>
        <text:list-item>
          <text:p text:style-name="P20">Prímenie svätého Maxima sa má písať gramaticky správne s dlhým „á“, „Vyznávač“. Treba opraviť: zv. I, str. 402 – nadpis druhého čítania, str. 1513 (index autorov), 6. riadok zhora.</text:p>
        </text:list-item>
      </text:list>
      <text:h text:style-name="Heading_20_2" text:outline-level="2">Ostatné gramatické a textové opravy</text:h>
      <text:h text:style-name="Heading_20_3" text:outline-level="3">Čiarky, bodky, bodkočiarky</text:h>
      <text:list xml:id="list30637436" text:style-name="L12">
        <text:list-item>
          <text:p text:style-name="P36">Žalm 144, verš 14b: podľa Biblie SSV 2009 doplnená čiarka za „ani vyhnanstva“ (na konci riadka)</text:p>
        </text:list-item>
        <text:list-item>
          <text:p text:style-name="P36"><text:soft-page-break/>Hymnus „Mocný Vládca, verný Bože“ (napoludnie, str. 6): vložená čiarka do 1. strofy na koniec 3. verša (tak, ako je to správne na str. 273):</text:p>
        </text:list-item>
      </text:list>
      <text:p text:style-name="P7">svitom zdobíš zore ranné,</text:p>
      <text:list xml:id="list31197043" text:continue-numbering="true" text:style-name="L12">
        <text:list-item>
          <text:p text:style-name="P36">Krátke čítanie z Iz 61, 11 (použité pre 1. a 2. adventný týždeň, sobotu, modlitba popoludní, str. 66, 127): doplnené 2 čiarky vo väzbe „<text:span text:style-name="T14">Pán, Boh,</text:span>“ (celé znenie opravenej vety: „Ako zem vydá rastliny a ako záhrada dá vyklíčiť semenu, tak Pán, Boh, dá vyklíčiť spravodlivosti a chvále pred všetkými národmi.“). Mimochodom, napr. pre modlitbu popoludní na 24. decembra (str. 267), kde je ten istý text krátkeho čítania, je to v poriadku.</text:p>
        </text:list-item>
        <text:list-item>
          <text:p text:style-name="P36">Krátke responzórium po 2. čítaní, piatok 3. adventného týždňa, kde sa cituje Ž 97 (tam táto čiarka je): „Pán kraľuje, jasaj, zem; <text:span text:style-name="T14">radujte sa,</text:span> všetky ostrovy.“ (doplnená za „radujte sa“)</text:p>
        </text:list-item>
        <text:list-item>
          <text:p text:style-name="P36">Chválospev Kol 1, 12-20 („S radosťou vzdávajme vďaky Bohu Otcovi“) má v poslednom verši niekde čiarku pred „aj“ („všetkému, čo je na zemi aj čo je na nebi.“), ale niekde nie je. Liturgický preklad čiarku neobsahuje, navrhujem ju vypustiť.</text:p>
        </text:list-item>
        <text:list-item>
          <text:p text:style-name="P36">Posvätné čítanie, 2. čítanie pre 31. decembra, predposledný odstavec: čiarky v citácii doplnené podľa liturgického prekladu; správne má byť: „čo sa nenarodili ani z krvi, ani z vôle tela, ani z vôle muža, ale z Boha“.</text:p>
        </text:list-item>
        <text:list-item>
          <text:p text:style-name="P36">Posvätné čítanie, 2. čítanie pre 9. januára (str. 486), predposledný odstavec, 2. riadok: má byť čiarka za slovom „Pán“ v citácii žalmu 118, 27: „Boh<text:span text:style-name="T18">,</text:span> Pán, je naším svetlom.“</text:p>
        </text:list-item>
        <text:list-item>
          <text:p text:style-name="P36">Odstrániť čiarku v 1. čítaní na sviatky duchovných pastierov (posvätné čítanie), str. 1253, predposledný odstavec, posledná veta (pred posledným slovom vety „veriacich“), nenachádza sa totiž v liturgickom preklade 1 Sol 2, 13.</text:p>
        </text:list-item>
        <text:list-item>
          <text:p text:style-name="P36">Doplniť bodkočiarku v hymne pre ranné chvály, ofícium za zosnulých, časť „za viacerých zosnulých“, na koniec 2. riadka/verša (t. j. za „odobrali sa na večnosť“); bodkočiarka sa nachádza v rovnakej pasáži za jedného zosnulého i za jednu zosnulú. Chyba je vo všetkých 4 zväzkoch: zv. I, str. 1414; zv. II, str. 2116; zv. III, str. 2036; zv. IV, str. 2006.</text:p>
        </text:list-item>
        <text:list-item>
          <text:p text:style-name="P36">Tretia adventná nedeľa, krátke čítanie, napoludnie (zv. I, str. 137, aj jednozväzková LH, str. 77), má naviac čiarku v spojení „bez úhony, vo svätosti“; má byť: „bez úhony vo svätosti“, ako je to správne (bez čiarky) pre Prvú, Druhú i Štvrtú adventnú nedeľu (v súlade s liturgickým prekladom 1 Sol 3, 13).</text:p>
        </text:list-item>
        <text:list-item>
          <text:p text:style-name="P36">Prosby na ranné chvály, štvrtok, 3. adventný týždeň (zv. I, str. 168), prvá prosba: „daj, aby sme žili ako sa patrí vzhľadom na Pána a páčili sa mu vo všetkom.“ Majú byť 2 čiarky podľa liturgického textu Kol 1, 10, ktorý je inšpiráciou pre túto prosbu: „aby ste žili, ako sa patrí vzhľadom na Pána, a páčili sa mu vo všetkom...“ Teda prosba má znieť: „daj, aby sme žili, ako sa patrí vzhľadom na Pána, a páčili sa mu vo všetkom.“</text:p>
        </text:list-item>
        <text:list-item>
          <text:p text:style-name="P36">Tento istý text (Kol 1, 10) je súčasťou posvätného čítania vo vianočnej oktáve pre 29. decembra (zv. I, str. 328), kde je potrebné (2. a 3. riadok zhora) tiež čiarky doplniť podľa liturgického prekladu. (Mimochodom, tento verš sa číta v krátkom čítaní pre vešpery, pondelok 1. týždňa žaltára; zv. III, str. 719 aj zv. IV, str. 661 tam už čiarky doplnené má.)</text:p>
        </text:list-item>
        <text:list-item>
          <text:p text:style-name="P36">Prosby pre ranné chvály, 4. adventná nedeľa, prvá časť prvej prosby (zv. I, str. 186) končí dvojbodkou; avšak tie isté prosby (2. adventná nedeľa, ranné chvály, zv. I, str. 75 a tiež dňa 18. decembra, zv. I, str. 212), tam majú bodkočiarku. Navrhujem zjednotiť a použiť bodkočiarku (tak to v prosbách býva).</text:p>
        </text:list-item>
      </text:list>
      <text:h text:style-name="Heading_20_3" text:outline-level="3"><text:soft-page-break/>Medzery</text:h>
      <text:list xml:id="list31215323" text:continue-numbering="true" text:style-name="L12">
        <text:list-item>
          <text:p text:style-name="P36">Nemá byť medzera pred úvodzovkou na konci Ž 142 (zv. I, str. 559, posledný riadok na strane; podobne aj zv. II, str. 1042).</text:p>
        </text:list-item>
        <text:list-item>
          <text:p text:style-name="P36">Doplniť medzeru pred hviezdičku na konci verša „On je poťiatok, prvorodený z mŕtvych,“ chválospevu; zv. I, str. 728 (streda v 2. týždni žaltára, vešpery).</text:p>
        </text:list-item>
        <text:list-item>
          <text:p text:style-name="P36">Doplniť medzeru za bodku, oddeľujúcu čísla veršov v referencii pre prvé čítanie, 29. decembra, zv. I, str. 327. Chybne: „1,1-14“, správne: „1,  1-14“ (zvýraznené úmyselne väčšou medzerou).</text:p>
        </text:list-item>
        <text:list-item>
          <text:p text:style-name="P36">Doplniť medzeru za bodku, oddeľujúcu čísla veršov v referencii pre prvé čítanie, 12. januára, zv. I, str. 508. Chybne: „66, 10-14.18-23“, správne: „66, 10-14.  18-23“ (zvýraznené úmyselne väčšou medzerou).</text:p>
        </text:list-item>
        <text:list-item>
          <text:p text:style-name="P36">Doplniť dvakrát medzeru za bodku, oddeľujúcu čísla veršov v referencii pre chválospev, zv. I, str. 604. Chybne: „Zjv 4, 11; 5, 9.10.12“, správne: „Zjv 4, 11; 5, 9.  10.  12“ (zvýraznené úmyselne väčšími medzerami).</text:p>
        </text:list-item>
        <text:list-item>
          <text:p text:style-name="P36">Doplniť medzeru v záhlaví str, 703 (zv. I) za pomlčkou. Chybne: „Utorok –ranné chvály“. Správne: „Utorok –  ranné chvály“ (zvýraznené úmyselne väčšou medzerou).</text:p>
        </text:list-item>
      </text:list>
      <text:h text:style-name="Heading_20_3" text:outline-level="3">Úvodzovky</text:h>
      <text:list xml:id="list30661922" text:style-name="L13">
        <text:list-item>
          <text:p text:style-name="P37">Zv. I, žalm 118; str. 571, 671, 785, 893, 1195, 1218 (teda všetky výskyty tohto žalmu): Chýbajú oboje úvodzovky v nasledovnom verši:</text:p>
        </text:list-item>
      </text:list>
      <text:p text:style-name="P11">„<text:span text:style-name="T19">Pánova pravica mocne zasiahla, † <text:line-break/>Pánova pravica ma zdvihla; * <text:line-break/>Pánova pravica mocne zasiahla.“ </text:span></text:p>
      <text:list xml:id="list31197715" text:continue-numbering="true" text:style-name="L13">
        <text:list-item>
          <text:p text:style-name="P37">Iné zväzky tieto úvodzovky majú (a má ich aj liturgický preklad), ale napr. zv. II, str. 1166, 1405 ich má použité chybné (nie slovenské). Majú byť použité slovenské (otváracia = ľavá dolná <text:span text:style-name="T14">„</text:span> [tzv. 99] a zatváracia = pravá horná <text:span text:style-name="T14">“</text:span><text:span text:style-name="T18"> [tzv. 66]</text:span>).</text:p>
        </text:list-item>
      </text:list>
      <text:h text:style-name="Heading_20_3" text:outline-level="3">Farba písma (červená vs. čierna)</text:h>
      <text:list xml:id="list30653407" text:style-name="L14">
        <text:list-item>
          <text:p text:style-name="P38">Zv. I, str. 298, pomlčka na konci strany má byť červenou farbou.</text:p>
        </text:list-item>
        <text:list-item>
          <text:p text:style-name="P38">Zv. I, str. 552, ordinárium, 6. riadok odspodu strany, „Modlime sa“ má byť čiernou farbou, nie červenou (ako je uvedené).</text:p>
        </text:list-item>
      </text:list>
      <text:h text:style-name="Heading_20_3" text:outline-level="3">Rezy písma (tučné, obyčajné)</text:h>
      <text:list xml:id="list30660890" text:style-name="L15">
        <text:list-item>
          <text:p text:style-name="P39">Vo všeobecnosti pri prvých (biblických) čítaniach odkaz na biblické kapitoly a verše býva sádzaný obyčajným písmom (červenej farby, odkaz je zarovnaný na pravý okraj strany). Na nasledujúcich stranách sú tieto odkazy sádzané chybne, tučným písmom: zv. I, str. 1029, 1054, 1082, 1252 (možno som ešte niečo prehliadol).</text:p>
        </text:list-item>
      </text:list>
      <text:h text:style-name="Heading_20_3" text:outline-level="3">Ostatné</text:h>
      <text:list xml:id="list31187872" text:continue-list="list30636168" text:style-name="L9">
        <text:list-item>
          <text:p text:style-name="P33">Žalm 94: Vypadla hviezdička na konci 1. verša 1. strofy druhej časti žalmu 94 (modlitba cez deň, streda, 4. týždeň žaltára, zv. II, str. 1459; zv. III, str. 1232; zv. IV, str. 1174) za slovom „vzdelávaš“. Vo zväzku I (str. 943) je to v poriadku.</text:p>
        </text:list-item>
        <text:list-item>
          <text:p text:style-name="P33"><text:soft-page-break/>Popis pre sv. Jána Kenstkého (23. decembra): Mestečko „Kety“ má byť uvedené s nasledovným znakom: „<text:span text:style-name="T6">Kęty</text:span>“ (je to tzv. poľské E „z ogonkiem“)</text:p>
        </text:list-item>
        <text:list-item>
          <text:p text:style-name="P33">Zv. I, záhlavia nepárnych stránok 559 až 697 uvádzané červeným písmom (ide vlastne o celý prvý týždeň žaltára až po pondelok druhého týždňa žaltára vrátane): záhlavia majú obsahovať pomlčku, nie spojovník. Správne je to od str. 699. Chybne (príklad zo str. 659): „Sobota<text:span text:style-name="T14"> - </text:span>modlitba cez deň“. Správne má byť: „Sobota<text:span text:style-name="T14"> – </text:span>modlitba cez deň“ (podčiarknuté).</text:p>
        </text:list-item>
        <text:list-item>
          <text:p text:style-name="P33">Zv. I, str. 299, posledný riadok chválospevu na tejto strane je zároveň ukončením strofy (ako ukazuje napr. str. 728); treba doplniť červenú pomlčku.</text:p>
        </text:list-item>
      </text:list>
      <text:p text:style-name="Text_20_body"/>
      <text:p text:style-name="Text_20_body"><text:span text:style-name="T4">Príloha: </text:span>Antifóny k chválospevom vešpier 2. a 4. týždňa žaltára (tabuľky); dokument v súbore „<text:span text:style-name="T20">lh1-korektury-ant-2-4.pdf</text:span>“</text:p>
      <text:p text:style-name="Text_20_body"><text:span text:style-name="T3">Spracoval: </text:span>Juraj Vidéky</text:p>
      <text:p text:style-name="Text_20_body"><text:span text:style-name="T3">Dátum poslednej zmeny: </text:span>2011-05-26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6T11:07:35.25</dc:date>
    <dc:creator>Juraj Vidéky</dc:creator>
    <meta:editing-duration>PT33H05M21S</meta:editing-duration>
    <meta:editing-cycles>1231</meta:editing-cycles>
    <meta:generator>OpenOffice.org/3.2$Win32 OpenOffice.org_project/320m18$Build-9502</meta:generator>
    <meta:document-statistic meta:table-count="0" meta:image-count="0" meta:object-count="0" meta:page-count="14" meta:paragraph-count="209" meta:word-count="6234" meta:character-count="36514"/>
  </office:meta>
</office:document-meta>
</file>